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81cm" svg:height="4.486cm" svg:x="3.921cm" svg:y="4.769cm">
          <text:p text:style-name="P1"><text:span text:style-name="T1">main_static.inc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185cm" svg:height="4.317cm" svg:x="1.316cm" svg:y="11.062cm">
          <text:p text:style-name="P2"><text:span text:style-name="T2">animationX.po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185cm" svg:height="4.317cm" svg:x="5.894cm" svg:y="11.063cm">
          <text:p text:style-name="P2"><text:span text:style-name="T2">animationX.ini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7" draw:id="id7" draw:layer="layout" svg:width="3.683cm" svg:height="4.337cm" svg:x="13.7cm" svg:y="4.81cm">
          <text:p text:style-name="P2"><text:span text:style-name="T2">figure.inc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185cm" svg:height="4.317cm" svg:x="11.016cm" svg:y="11.062cm">
          <text:p text:style-name="P2"><text:span text:style-name="T2">animationY.po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185cm" svg:height="4.317cm" svg:x="15.594cm" svg:y="11.063cm">
          <text:p text:style-name="P2"><text:span text:style-name="T2">animationY.ini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1" draw:id="id1" draw:layer="layout" svg:width="3.158cm" svg:height="1.389cm" svg:x="1.271cm" svg:y="1.77cm">
          <text:p text:style-name="P1"><text:span text:style-name="T1">ball.inc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3" draw:id="id3" draw:layer="layout" svg:width="3.158cm" svg:height="1.389cm" svg:x="5.272cm" svg:y="1.77cm">
          <text:p text:style-name="P1"><text:span text:style-name="T1">racket.inc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5" draw:id="id5" draw:layer="layout" svg:width="3.158cm" svg:height="1.389cm" svg:x="9.255cm" svg:y="3.921cm">
          <text:p text:style-name="P1"><text:span text:style-name="T1">floor.inc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4" draw:id="id4" draw:layer="layout" svg:width="3.158cm" svg:height="1.389cm" svg:x="9.273cm" svg:y="1.77cm">
          <text:p text:style-name="P1"><text:span text:style-name="T1">hall.inc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6" draw:id="id6" draw:layer="layout" svg:width="3.158cm" svg:height="1.389cm" svg:x="9.256cm" svg:y="5.921cm">
          <text:p text:style-name="P1"><text:span text:style-name="T1">walls.inc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3" draw:layer="layout" draw:line-skew="-0.297cm" svg:x1="2.85cm" svg:y1="3.077cm" svg:x2="5.826cm" svg:y2="4.769cm" draw:start-shape="id1" draw:start-glue-point="6" draw:end-shape="id2" svg:d="M2850 3077v590h2976v1102" svg:viewBox="0 0 2977 1693">
          <text:p/>
        </draw:connector>
        <draw:connector draw:style-name="gr2" draw:text-style-name="P3" draw:layer="layout" draw:line-skew="-0.297cm" svg:x1="6.851cm" svg:y1="3.077cm" svg:x2="5.826cm" svg:y2="4.769cm" draw:start-shape="id3" draw:start-glue-point="6" draw:end-shape="id2" draw:end-glue-point="4" svg:d="M6851 3077v590h-1025v1102" svg:viewBox="0 0 1026 1693">
          <text:p/>
        </draw:connector>
        <draw:connector draw:style-name="gr2" draw:text-style-name="P3" draw:layer="layout" draw:line-skew="-0.297cm" svg:x1="10.852cm" svg:y1="3.077cm" svg:x2="5.826cm" svg:y2="4.769cm" draw:start-shape="id4" draw:start-glue-point="6" draw:end-shape="id2" draw:end-glue-point="4" svg:d="M10852 3077v590h-5026v1102" svg:viewBox="0 0 5027 1693">
          <text:p/>
        </draw:connector>
        <draw:connector draw:style-name="gr2" draw:text-style-name="P3" draw:layer="layout" draw:line-skew="0cm -0.601cm" svg:x1="9.255cm" svg:y1="4.616cm" svg:x2="5.826cm" svg:y2="4.769cm" draw:start-shape="id5" draw:start-glue-point="5" draw:end-shape="id2" draw:end-glue-point="4" svg:d="M9255 4616h-761v-949h-2668v1102" svg:viewBox="0 0 3430 1103">
          <text:p/>
        </draw:connector>
        <draw:connector draw:style-name="gr2" draw:text-style-name="P3" draw:layer="layout" draw:line-skew="0cm -0.601cm" svg:x1="9.256cm" svg:y1="6.616cm" svg:x2="5.826cm" svg:y2="4.769cm" draw:start-shape="id6" draw:start-glue-point="5" draw:end-shape="id2" draw:end-glue-point="4" svg:d="M9256 6616h-762v-2949h-2668v1102" svg:viewBox="0 0 3431 2950">
          <text:p/>
        </draw:connector>
        <draw:connector draw:style-name="gr2" draw:text-style-name="P3" draw:layer="layout" draw:line-skew="-0.053cm" svg:x1="5.826cm" svg:y1="8.99cm" svg:x2="2.017cm" svg:y2="11.145cm" draw:start-shape="id2" draw:start-glue-point="6" svg:d="M5826 8990v1408h-3809v747" svg:viewBox="0 0 3810 2156">
          <text:p/>
        </draw:connector>
        <draw:connector draw:style-name="gr2" draw:text-style-name="P3" draw:layer="layout" svg:x1="5.826cm" svg:y1="8.99cm" svg:x2="11.84cm" svg:y2="11.079cm" draw:start-shape="id2" draw:start-glue-point="6" svg:d="M5826 8990v1428h6014v661" svg:viewBox="0 0 6015 2090">
          <text:p/>
        </draw:connector>
        <draw:connector draw:style-name="gr2" draw:text-style-name="P3" draw:layer="layout" draw:line-skew="-0.457cm" svg:x1="15.541cm" svg:y1="8.89cm" svg:x2="14.221cm" svg:y2="11.046cm" draw:start-shape="id7" draw:start-glue-point="6" svg:d="M15541 8890v1000h-1320v1156" svg:viewBox="0 0 1321 2157">
          <text:p/>
        </draw:connector>
        <draw:connector draw:style-name="gr2" draw:text-style-name="P3" draw:layer="layout" draw:line-skew="-0.474cm" svg:x1="15.541cm" svg:y1="8.89cm" svg:x2="4.498cm" svg:y2="11.079cm" draw:start-shape="id7" draw:start-glue-point="6" svg:d="M15541 8890v1000h-11043v1189" svg:viewBox="0 0 11044 21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6T10:34:30.229457767</meta:creation-date>
    <dc:date>2015-01-26T10:44:32.478257514</dc:date>
    <meta:editing-duration>PT5M35S</meta:editing-duration>
    <meta:editing-cycles>2</meta:editing-cycles>
    <meta:generator>LibreOffice/4.2.7.2$Linux_X86_64 LibreOffice_project/420m0$Build-2</meta:generator>
    <meta:document-statistic meta:object-count="20"/>
  </office:meta>
</office:document-meta>
</file>